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2.11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3.67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"/>
        <table:table-column table:style-name="co8" table:default-cell-style-name="Default"/>
        <table:table-row table:style-name="ro1">
          <table:table-cell office:value-type="string">
            <text:p>CacheRowSize</text:p>
          </table:table-cell>
          <table:table-cell office:value-type="string">
            <text:p>CacheUse</text:p>
          </table:table-cell>
          <table:table-cell office:value-type="string">
            <text:p>CacheTime</text:p>
          </table:table-cell>
          <table:table-cell office:value-type="string">
            <text:p>MemUseRead</text:p>
          </table:table-cell>
          <table:table-cell office:value-type="string">
            <text:p>MemUseWrite</text:p>
          </table:table-cell>
          <table:table-cell office:value-type="string">
            <text:p>MemTime</text:p>
          </table:table-cell>
          <table:table-cell office:value-type="string">
            <text:p>VirtUseRead</text:p>
          </table:table-cell>
          <table:table-cell office:value-type="string">
            <text:p>VirtUseWrite</text:p>
          </table:table-cell>
          <table:table-cell office:value-type="string">
            <text:p>VirtTime</text:p>
          </table:table-cell>
          <table:table-cell office:value-type="string">
            <text:p>CacheFault</text:p>
          </table:table-cell>
          <table:table-cell office:value-type="string">
            <text:p>PageFault</text:p>
          </table:table-cell>
          <table:table-cell table:style-name="Default" office:value-type="string">
            <text:p>CacheFoundRatio</text:p>
          </table:table-cell>
          <table:table-cell office:value-type="string">
            <text:p>Compacts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734372">
            <text:p>734372</text:p>
          </table:table-cell>
          <table:table-cell office:value-type="float" office:value="746660">
            <text:p>746660</text:p>
          </table:table-cell>
          <table:table-cell office:value-type="float" office:value="14810320">
            <text:p>14810320</text:p>
          </table:table-cell>
          <table:table-cell office:value-type="float" office:value="712704">
            <text:p>712704</text:p>
          </table:table-cell>
          <table:table-cell office:value-type="float" office:value="700416">
            <text:p>700416</text:p>
          </table:table-cell>
          <table:table-cell office:value-type="float" office:value="141312000">
            <text:p>141312000</text:p>
          </table:table-cell>
          <table:table-cell office:value-type="float" office:value="8489">
            <text:p>8489</text:p>
          </table:table-cell>
          <table:table-cell office:value-type="float" office:value="348">
            <text:p>348</text:p>
          </table:table-cell>
          <table:table-cell office:value-type="float" office:value="0.616991517776575">
            <text:p>0.616991517776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828424">
            <text:p>828424</text:p>
          </table:table-cell>
          <table:table-cell office:value-type="float" office:value="842760">
            <text:p>842760</text:p>
          </table:table-cell>
          <table:table-cell office:value-type="float" office:value="16711840">
            <text:p>16711840</text:p>
          </table:table-cell>
          <table:table-cell office:value-type="float" office:value="798720">
            <text:p>798720</text:p>
          </table:table-cell>
          <table:table-cell office:value-type="float" office:value="784384">
            <text:p>784384</text:p>
          </table:table-cell>
          <table:table-cell office:value-type="float" office:value="158310400">
            <text:p>158310400</text:p>
          </table:table-cell>
          <table:table-cell office:value-type="float" office:value="5505">
            <text:p>5505</text:p>
          </table:table-cell>
          <table:table-cell office:value-type="float" office:value="390">
            <text:p>390</text:p>
          </table:table-cell>
          <table:table-cell office:value-type="float" office:value="0.75162425554954">
            <text:p>0.75162425554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192272">
            <text:p>1192272</text:p>
          </table:table-cell>
          <table:table-cell office:value-type="float" office:value="1282384">
            <text:p>1282384</text:p>
          </table:table-cell>
          <table:table-cell office:value-type="float" office:value="24746560">
            <text:p>24746560</text:p>
          </table:table-cell>
          <table:table-cell office:value-type="float" office:value="1234944">
            <text:p>1234944</text:p>
          </table:table-cell>
          <table:table-cell office:value-type="float" office:value="1144832">
            <text:p>1144832</text:p>
          </table:table-cell>
          <table:table-cell office:value-type="float" office:value="237977600">
            <text:p>237977600</text:p>
          </table:table-cell>
          <table:table-cell office:value-type="float" office:value="2965">
            <text:p>2965</text:p>
          </table:table-cell>
          <table:table-cell office:value-type="float" office:value="603">
            <text:p>603</text:p>
          </table:table-cell>
          <table:table-cell office:value-type="float" office:value="0.866224508211514">
            <text:p>0.866224508211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245600">
            <text:p>1245600</text:p>
          </table:table-cell>
          <table:table-cell office:value-type="float" office:value="1470880">
            <text:p>1470880</text:p>
          </table:table-cell>
          <table:table-cell office:value-type="float" office:value="27164800">
            <text:p>27164800</text:p>
          </table:table-cell>
          <table:table-cell office:value-type="float" office:value="1417216">
            <text:p>1417216</text:p>
          </table:table-cell>
          <table:table-cell office:value-type="float" office:value="1191936">
            <text:p>1191936</text:p>
          </table:table-cell>
          <table:table-cell office:value-type="float" office:value="260915200">
            <text:p>260915200</text:p>
          </table:table-cell>
          <table:table-cell office:value-type="float" office:value="1677">
            <text:p>1677</text:p>
          </table:table-cell>
          <table:table-cell office:value-type="float" office:value="692">
            <text:p>692</text:p>
          </table:table-cell>
          <table:table-cell office:value-type="float" office:value="0.924336762317271">
            <text:p>0.924336762317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212416">
            <text:p>1212416</text:p>
          </table:table-cell>
          <table:table-cell office:value-type="float" office:value="1540096">
            <text:p>1540096</text:p>
          </table:table-cell>
          <table:table-cell office:value-type="float" office:value="27525120">
            <text:p>27525120</text:p>
          </table:table-cell>
          <table:table-cell office:value-type="float" office:value="1474560">
            <text:p>1474560</text:p>
          </table:table-cell>
          <table:table-cell office:value-type="float" office:value="1146880">
            <text:p>1146880</text:p>
          </table:table-cell>
          <table:table-cell office:value-type="float" office:value="262144000">
            <text:p>262144000</text:p>
          </table:table-cell>
          <table:table-cell office:value-type="float" office:value="1024">
            <text:p>1024</text:p>
          </table:table-cell>
          <table:table-cell office:value-type="float" office:value="720">
            <text:p>720</text:p>
          </table:table-cell>
          <table:table-cell office:value-type="float" office:value="0.953798953257535">
            <text:p>0.953798953257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22164">
            <text:p>22164</text:p>
          </table:table-cell>
          <table:table-cell office:value-type="float" office:value="1043072">
            <text:p>1043072</text:p>
          </table:table-cell>
          <table:table-cell office:value-type="float" office:value="1407616">
            <text:p>1407616</text:p>
          </table:table-cell>
          <table:table-cell office:value-type="float" office:value="24506880">
            <text:p>24506880</text:p>
          </table:table-cell>
          <table:table-cell office:value-type="float" office:value="1318912">
            <text:p>1318912</text:p>
          </table:table-cell>
          <table:table-cell office:value-type="float" office:value="954368">
            <text:p>954368</text:p>
          </table:table-cell>
          <table:table-cell office:value-type="float" office:value="227328000">
            <text:p>227328000</text:p>
          </table:table-cell>
          <table:table-cell office:value-type="float" office:value="693">
            <text:p>693</text:p>
          </table:table-cell>
          <table:table-cell office:value-type="float" office:value="644">
            <text:p>644</text:p>
          </table:table-cell>
          <table:table-cell office:value-type="float" office:value="0.968733080671359">
            <text:p>0.968733080671359</text:p>
          </table:table-cell>
          <table:table-cell office:value-type="float" office:value="0">
            <text:p>0</text:p>
          </table:table-cell>
        </table:table-row>
        <table:table-row table:style-name="ro1">
          <table:table-cell>
            <draw:frame table:end-cell-address="Munkalap1.D23" table:end-x="1.116cm" table:end-y="0.352cm" draw:z-index="0" draw:style-name="gr1" svg:width="7.999cm" svg:height="6.999cm" svg:x="0.1cm" svg:y="0.101cm">
              <draw:object draw:notify-on-update-of-ranges="Munkalap1.A1:Munkalap1.A1 Munkalap1.A2:Munkalap1.A7 Munkalap1.L1:Munkalap1.L1 Munkalap1.L2:Munkalap1.L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unkalap1.H24" table:end-x="0.853cm" table:end-y="0.08cm" draw:z-index="1" draw:style-name="gr1" svg:width="8cm" svg:height="6.986cm" svg:x="2.058cm" svg:y="0.291cm">
              <draw:object draw:notify-on-update-of-ranges="Munkalap1.A1:Munkalap1.A1 Munkalap1.A2:Munkalap1.A7 Munkalap1.J1:Munkalap1.J1 Munkalap1.J2:Munkalap1.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Munkalap1.L24" table:end-x="2.079cm" table:end-y="0.107cm" draw:z-index="2" draw:style-name="gr1" svg:width="8cm" svg:height="6.986cm" svg:x="0.119cm" svg:y="0.318cm">
              <draw:object draw:notify-on-update-of-ranges="Munkalap1.A1:Munkalap1.A1 Munkalap1.A2:Munkalap1.A7 Munkalap1.F1:Munkalap1.F1 Munkalap1.F2:Munkalap1.F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2010.05.10</text:date>, <text:time>00:22:3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10T00:22:37</dc:date>
    <dc:creator>Mr.Zealot </dc:creator>
    <meta:document-statistic meta:table-count="1" meta:cell-count="91" meta:object-count="3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5000">
      <style:chart-properties chart:display-label="true" chart:logarithmic="false" chart:minimum="0.5" chart:maximum="1" chart:interval-major="0.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plot-area chart:style-name="ch2" table:cell-range-address="Munkalap1.A1:Munkalap1.A7 Munkalap1.L1:Munkalap1.L7" chart:data-source-has-labels="both" svg:x="0.119cm" svg:y="0.14cm" svg:width="7.721cm" svg:height="6.781cm">
          <chart:axis chart:dimension="x" chart:name="primary-x" chart:style-name="ch3">
            <chart:title svg:x="2.902cm" svg:y="6.489cm" chart:style-name="ch4">
              <text:p>Gyorsítósor mérete</text:p>
            </chart:title>
            <chart:categories table:cell-range-address="Munkalap1.A2:Munkalap1.A7"/>
          </chart:axis>
          <chart:axis chart:dimension="y" chart:name="primary-y" chart:style-name="ch5">
            <chart:title svg:x="0.161cm" svg:y="4.223cm" chart:style-name="ch6">
              <text:p>Találati arány</text:p>
            </chart:title>
            <chart:grid chart:style-name="ch7" chart:class="major"/>
          </chart:axis>
          <chart:series chart:style-name="ch8" chart:values-cell-range-address="Munkalap1.L2:Munkalap1.L7" chart:label-cell-address="Munkalap1.L1:Munkalap1.L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L1:Munkalap1.L1">CacheFoundRatio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7">4</text:p>
              </table:table-cell>
              <table:table-cell office:value-type="float" office:value="0.616991517776575">
                <text:p text:id="Munkalap1.L2:Munkalap1.L7">0.616991517776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162425554954">
                <text:p>0.75162425554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6224508211514">
                <text:p>0.866224508211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4336762317271">
                <text:p>0.924336762317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3798953257535">
                <text:p>0.9537989532575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8733080671359">
                <text:p>0.968733080671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plot-area chart:style-name="ch2" table:cell-range-address="Munkalap1.A1:Munkalap1.A7 Munkalap1.J1:Munkalap1.J7" chart:data-source-has-labels="both" svg:x="0.119cm" svg:y="0.139cm" svg:width="7.722cm" svg:height="6.771cm">
          <chart:axis chart:dimension="x" chart:name="primary-x" chart:style-name="ch3">
            <chart:title svg:x="2.903cm" svg:y="6.477cm" chart:style-name="ch4">
              <text:p>Gyorsítósor mérete</text:p>
            </chart:title>
            <chart:categories table:cell-range-address="Munkalap1.A2:Munkalap1.A7"/>
          </chart:axis>
          <chart:axis chart:dimension="y" chart:name="primary-y" chart:style-name="ch5">
            <chart:title svg:x="0.161cm" svg:y="4.151cm" chart:style-name="ch6">
              <text:p>Cache hiány</text:p>
            </chart:title>
            <chart:grid chart:style-name="ch7" chart:class="major"/>
          </chart:axis>
          <chart:series chart:style-name="ch8" chart:values-cell-range-address="Munkalap1.J2:Munkalap1.J7" chart:label-cell-address="Munkalap1.J1:Munkalap1.J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J1:Munkalap1.J1">CacheFault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7">4</text:p>
              </table:table-cell>
              <table:table-cell office:value-type="float" office:value="8489">
                <text:p text:id="Munkalap1.J2:Munkalap1.J7">8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3">
                <text:p>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1cm" svg:height="6.987cm" xlink:href=".." chart:class="chart:bar" chart:style-name="ch1">
        <chart:plot-area chart:style-name="ch2" table:cell-range-address="Munkalap1.A1:Munkalap1.A7 Munkalap1.F1:Munkalap1.F7" chart:data-source-has-labels="both" svg:x="0.119cm" svg:y="0.139cm" svg:width="7.722cm" svg:height="6.771cm">
          <chart:axis chart:dimension="x" chart:name="primary-x" chart:style-name="ch3">
            <chart:title svg:x="2.903cm" svg:y="6.477cm" chart:style-name="ch4">
              <text:p>Gyorsítósor mérete</text:p>
            </chart:title>
            <chart:categories table:cell-range-address="Munkalap1.A2:Munkalap1.A7"/>
          </chart:axis>
          <chart:axis chart:dimension="y" chart:name="primary-y" chart:style-name="ch5">
            <chart:title svg:x="0.161cm" svg:y="5.209cm" chart:style-name="ch6">
              <text:p>Memóriahivatkozások ideje</text:p>
            </chart:title>
            <chart:grid chart:style-name="ch7" chart:class="major"/>
          </chart:axis>
          <chart:series chart:style-name="ch8" chart:values-cell-range-address="Munkalap1.F2:Munkalap1.F7" chart:label-cell-address="Munkalap1.F1:Munkalap1.F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unkalap1.F1:Munkalap1.F1">MemTime</text:p>
              </table:table-cell>
            </table:table-row>
          </table:table-header-rows>
          <table:table-rows>
            <table:table-row>
              <table:table-cell office:value-type="string">
                <text:p text:id="Munkalap1.A2:Munkalap1.A7">4</text:p>
              </table:table-cell>
              <table:table-cell office:value-type="float" office:value="14810320">
                <text:p text:id="Munkalap1.F2:Munkalap1.F7">14810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11840">
                <text:p>167118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46560">
                <text:p>24746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164800">
                <text:p>271648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525120">
                <text:p>27525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506880">
                <text:p>245068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